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3a8" officeooo:paragraph-rsid="000293a8"/>
    </style:style>
    <style:style style:name="P2" style:family="paragraph" style:parent-style-name="Standard">
      <style:text-properties officeooo:rsid="000293a8" officeooo:paragraph-rsid="0006b038"/>
    </style:style>
    <style:style style:name="P3" style:family="paragraph" style:parent-style-name="Standard">
      <style:text-properties fo:font-weight="bold" officeooo:rsid="000293a8" officeooo:paragraph-rsid="000293a8" style:font-weight-asian="bold" style:font-weight-complex="bold"/>
    </style:style>
    <style:style style:name="P4" style:family="paragraph" style:parent-style-name="Standard">
      <style:text-properties officeooo:rsid="00040580" officeooo:paragraph-rsid="00040580"/>
    </style:style>
    <style:style style:name="P5" style:family="paragraph" style:parent-style-name="Standard">
      <style:text-properties officeooo:rsid="0004ba57" officeooo:paragraph-rsid="0004ba57"/>
    </style:style>
    <style:style style:name="P6" style:family="paragraph" style:parent-style-name="Standard">
      <style:text-properties officeooo:rsid="0006b038" officeooo:paragraph-rsid="0006b038"/>
    </style:style>
    <style:style style:name="P7" style:family="paragraph" style:parent-style-name="Standard">
      <style:text-properties officeooo:rsid="000293a8" officeooo:paragraph-rsid="000293a8"/>
    </style:style>
    <style:style style:name="P8" style:family="paragraph" style:parent-style-name="Standard">
      <style:text-properties officeooo:rsid="000825c9" officeooo:paragraph-rsid="000825c9"/>
    </style:style>
    <style:style style:name="P9" style:family="paragraph" style:parent-style-name="Heading">
      <style:paragraph-properties fo:break-before="page"/>
    </style:style>
    <style:style style:name="T1" style:family="text">
      <style:text-properties officeooo:rsid="00040580"/>
    </style:style>
    <style:style style:name="T2" style:family="text">
      <style:text-properties officeooo:rsid="0004ba57"/>
    </style:style>
    <style:style style:name="T3" style:family="text">
      <style:text-properties officeooo:rsid="0006b038"/>
    </style:style>
    <style:style style:name="T4" style:family="text">
      <style:text-properties officeooo:rsid="0006d9a1"/>
    </style:style>
    <style:style style:name="T5" style:family="text">
      <style:text-properties officeooo:rsid="000825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LAC Tagger</text:p>
      <text:p text:style-name="P1">Author: Eggert Ehmke</text:p>
      <text:p text:style-name="P1"><text:a xlink:type="simple" xlink:href="mailto:eggert@eehmke.de">eggert@eehmke.de</text:a></text:p>
      <text:p text:style-name="P1"/>
      <text:p text:style-name="P1">Program: flactag.py <text:span text:style-name="T2">version 0.1.1</text:span></text:p>
      <text:p text:style-name="P1"/>
      <text:p text:style-name="P1">This program is incomplete and may destroy your FLAC files. </text:p>
      <text:p text:style-name="P3">Use at your own risk!</text:p>
      <text:p text:style-name="P1">Be sure to have backup copies of your files. Only work on the copy. </text:p>
      <text:p text:style-name="P1">You have been warned. If you loose any files or damage <text:span text:style-name="T4">your</text:span> Pono, the author will not be responsible for the loss.</text:p>
      <text:p text:style-name="P1"/>
      <text:p text:style-name="P1">This being said, the program seems to do it's job and has caused no harm on my system. Please test it and report your experiences to me. Error reports or feature suggestions are welcome.</text:p>
      <text:p text:style-name="P1"/>
      <text:p text:style-name="P1">Flactag can be used to check, modify <text:span text:style-name="T1">or delete</text:span> the tags in a FLAC file. It has been written with the Pono specific enhancements in mind, but is not restricted to them. In this sense it is aimed to grow into a full featured tag editor. <text:span text:style-name="T2">However, it does not check the validity of entered tags. It allows to delete or modify of existing tags that may be important. It allows to add tags that may have no meaning.</text:span></text:p>
      <text:p text:style-name="P1"/>
      <text:p text:style-name="P1">The Pono specific tags are phc and release_guid. It is not checked if the file is actually a high resolution file. If you apply these tags to FLAC files that you ripped from CD, it will <text:span text:style-name="T3">nevertheless</text:span> switch the blue light on. <text:span text:style-name="T1">If you don't want to light the blue led, flactag can be used to delete these tags.</text:span></text:p>
      <text:p text:style-name="P1"/>
      <text:p text:style-name="P5">A color icon will appear to indicate the hires state. For lowres files (44100 Hz) the color is yellow, <text:span text:style-name="T3">if it contains valid phc tag then red</text:span>. Hires files with no valid phc tag are marked green, a valid phc tag is marked blue.</text:p>
      <text:p text:style-name="P1"/>
      <text:p text:style-name="P2">To add these tags to a FLAC file, press the Button „Add Hires Tag<text:span text:style-name="T2">s</text:span>“. If there is no release_guid tag, it will be created <text:span text:style-name="T2">as a random string</text:span>. If there is already one release_guid tag, it will be used. If the calculation of the key results is a valid Pono signature, a warning will be displayed. If all checks are done, the phc tag will be calculated and added to the list of tags.</text:p>
      <text:p text:style-name="P2"/>
      <text:p text:style-name="P2">The actual file will not be written until the user selects „Save File“ from the File menu. If the file has been modified and a new file is opened, or if the program is about to close, a warning will be displayed.</text:p>
      <text:p text:style-name="P1"/>
      <text:p text:style-name="P6">To add or remove hires tags to a complete directory tree, select that directory and select the context menu by pressing the right mouse button. Select „Set Pono tags in this directory“ or „Reset Pono tags in this directory“. The action will be applied for all files in that directory and its subdirectory. <text:span text:style-name="T5">Only files that have a sample rate above 44100 Hz are modified.</text:span></text:p>
      <text:p text:style-name="P1"/>
      <text:p text:style-name="P4">Have fun and enjoy the blue light</text:p>
      <text:p text:style-name="P4">Eggert</text:p>
      <text:p text:style-name="P1"><text:s/></text:p>
      <text:p text:style-name="P9">Changelog:</text:p>
      <text:p text:style-name="P8"><text:s text:c="2"/>Version<text:tab/>Date</text:p>
      <text:p text:style-name="P8"># 0.0.1 <text:tab/>15.01.2015 initial creation</text:p>
      <text:p text:style-name="P8"># 0.0.2 <text:tab/>16.01.2015 blue light funktion implemented</text:p>
      <text:p text:style-name="P8"># 0.0.3 <text:tab/>16.01.2015 persistent gui, more info fields (samplerate, length, channel <text:tab/><text:tab/><text:tab/><text:tab/><text:tab/>number)</text:p>
      <text:p text:style-name="P8"># 0.0.4 <text:tab/>17.01.1015 blue/green/yellow/red label to show the hires state of the file</text:p>
      <text:p text:style-name="P8"># 0.0.5 <text:tab/>18.01.2015 improved coding of special characters in title and artist</text:p>
      <text:p text:style-name="P8"># 0.0.6 <text:tab/>18.01.2015 improved coding of special characters in filenames, new icons</text:p>
      <text:p text:style-name="P8"># 0.0.7 <text:tab/>19.01.2015 check for empty title and artist tags</text:p>
      <text:p text:style-name="P8"># 0.1.0 <text:tab/>20.01.2015 add directory traverse, add and delete pono tags</text:p>
      <text:p text:style-name="P8"># 0.1.1 <text:tab/>21.01.2015 added check for sample rate for mass apply of pono t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19:35.542251495</meta:creation-date>
    <dc:date>2015-01-21T19:10:08.100079401</dc:date>
    <meta:editing-duration>PT9M50S</meta:editing-duration>
    <meta:editing-cycles>6</meta:editing-cycles>
    <meta:generator>LibreOffice/4.2.7.2$Linux_X86_64 LibreOffice_project/420m0$Build-2</meta:generator>
    <meta:document-statistic meta:table-count="0" meta:image-count="0" meta:object-count="0" meta:page-count="2" meta:paragraph-count="29" meta:word-count="565" meta:character-count="3116" meta:non-whitespace-character-count="2560"/>
  </office:meta>
</office:document-meta>
</file>